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1" svg:font-family="'Times New Roman'" style:font-adornments="Normal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3e1ef" officeooo:paragraph-rsid="005d0160"/>
    </style:style>
    <style:style style:name="P2" style:family="paragraph" style:parent-style-name="Standard">
      <style:text-properties officeooo:paragraph-rsid="008c220b"/>
    </style:style>
    <style:style style:name="P3" style:family="paragraph" style:parent-style-name="Standard">
      <style:text-properties officeooo:paragraph-rsid="008e969f"/>
    </style:style>
    <style:style style:name="P4" style:family="paragraph" style:parent-style-name="Standard">
      <style:text-properties officeooo:rsid="00921982" officeooo:paragraph-rsid="00921982"/>
    </style:style>
    <style:style style:name="P5" style:family="paragraph" style:parent-style-name="Standard">
      <style:text-properties officeooo:rsid="009a3033" officeooo:paragraph-rsid="009a3033"/>
    </style:style>
    <style:style style:name="P6" style:family="paragraph" style:parent-style-name="Standard" style:list-style-name="Exos">
      <style:text-properties officeooo:paragraph-rsid="008c220b"/>
    </style:style>
    <style:style style:name="P7" style:family="paragraph" style:parent-style-name="Standard" style:list-style-name="Exos">
      <style:text-properties officeooo:paragraph-rsid="008e969f"/>
    </style:style>
    <style:style style:name="P8" style:family="paragraph" style:parent-style-name="Standard" style:list-style-name="Exos">
      <style:text-properties officeooo:paragraph-rsid="00913c86"/>
    </style:style>
    <style:style style:name="P9" style:family="paragraph" style:parent-style-name="Standard" style:list-style-name="Exos">
      <style:text-properties officeooo:paragraph-rsid="00a51084"/>
    </style:style>
    <style:style style:name="P10" style:family="paragraph" style:parent-style-name="Standard">
      <style:text-properties fo:font-style="normal" officeooo:rsid="00913c86" officeooo:paragraph-rsid="00913c86" style:font-style-asian="normal" style:font-style-complex="normal"/>
    </style:style>
    <style:style style:name="P11" style:family="paragraph" style:parent-style-name="Standard" style:list-style-name="Exos">
      <style:text-properties officeooo:rsid="0091f6e8" officeooo:paragraph-rsid="0091f6e8"/>
    </style:style>
    <style:style style:name="P12" style:family="paragraph" style:parent-style-name="Standard" style:list-style-name="Exos">
      <style:text-properties officeooo:rsid="00921982" officeooo:paragraph-rsid="00921982"/>
    </style:style>
    <style:style style:name="P13" style:family="paragraph" style:parent-style-name="Standard" style:list-style-name="Exos">
      <style:paragraph-properties fo:text-align="start" style:justify-single-word="false"/>
      <style:text-properties officeooo:rsid="009a3033" officeooo:paragraph-rsid="009a3033"/>
    </style:style>
    <style:style style:name="P14" style:family="paragraph" style:parent-style-name="Standard">
      <style:text-properties officeooo:paragraph-rsid="009fb26c"/>
    </style:style>
    <style:style style:name="P15" style:family="paragraph" style:parent-style-name="Standard">
      <style:text-properties officeooo:rsid="00913c86" officeooo:paragraph-rsid="00a51084"/>
    </style:style>
    <style:style style:name="P16" style:family="paragraph" style:parent-style-name="Standard" style:list-style-name="tfPuce">
      <style:text-properties officeooo:rsid="00913c86" officeooo:paragraph-rsid="00a51084"/>
    </style:style>
    <style:style style:name="P17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P18" style:family="paragraph" style:parent-style-name="Exos" style:list-style-name="Exos">
      <style:text-properties officeooo:paragraph-rsid="009fb26c"/>
    </style:style>
    <style:style style:name="P19" style:family="paragraph" style:parent-style-name="Exos" style:list-style-name="Exos">
      <style:text-properties officeooo:paragraph-rsid="00a70d51"/>
    </style:style>
    <style:style style:name="P20" style:family="paragraph" style:parent-style-name="Exos" style:list-style-name="Exos">
      <style:text-properties officeooo:rsid="008c77d4" officeooo:paragraph-rsid="008c77d4"/>
    </style:style>
    <style:style style:name="P21" style:family="paragraph" style:parent-style-name="Exos">
      <style:text-properties officeooo:rsid="00913c86" officeooo:paragraph-rsid="00913c86"/>
    </style:style>
    <style:style style:name="P22" style:family="paragraph" style:parent-style-name="Exos" style:list-style-name="Exos">
      <style:text-properties officeooo:rsid="00a70d51" officeooo:paragraph-rsid="00a70d51"/>
    </style:style>
    <style:style style:name="P23" style:family="paragraph" style:parent-style-name="Exos" style:list-style-name="Exos">
      <style:paragraph-properties fo:break-before="column"/>
      <style:text-properties officeooo:paragraph-rsid="00a70d51"/>
    </style:style>
    <style:style style:name="T1" style:family="text">
      <style:text-properties officeooo:rsid="0084bf0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8c220b" style:font-style-asian="italic" style:font-style-complex="italic"/>
    </style:style>
    <style:style style:name="T4" style:family="text">
      <style:text-properties fo:font-style="italic" officeooo:rsid="00913c86" style:font-style-asian="italic" style:font-style-complex="italic"/>
    </style:style>
    <style:style style:name="T5" style:family="text">
      <style:text-properties fo:font-style="italic" officeooo:rsid="00917a80" style:font-style-asian="italic" style:font-style-complex="italic"/>
    </style:style>
    <style:style style:name="T6" style:family="text">
      <style:text-properties fo:font-style="italic" officeooo:rsid="00938763" style:font-style-asian="italic" style:font-style-complex="italic"/>
    </style:style>
    <style:style style:name="T7" style:family="text">
      <style:text-properties fo:font-style="italic" officeooo:rsid="00a51084" style:font-style-asian="italic" style:font-style-complex="italic"/>
    </style:style>
    <style:style style:name="T8" style:family="text">
      <style:text-properties fo:font-style="italic" officeooo:rsid="009fb26c" style:font-style-asian="italic" style:font-style-complex="italic"/>
    </style:style>
    <style:style style:name="T9" style:family="text">
      <style:text-properties officeooo:rsid="008973ec"/>
    </style:style>
    <style:style style:name="T10" style:family="text">
      <style:text-properties officeooo:rsid="008b7359"/>
    </style:style>
    <style:style style:name="T11" style:family="text">
      <style:text-properties officeooo:rsid="008c220b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913c86" style:font-style-asian="normal" style:font-style-complex="normal"/>
    </style:style>
    <style:style style:name="T14" style:family="text">
      <style:text-properties officeooo:rsid="008dfc27"/>
    </style:style>
    <style:style style:name="T15" style:family="text">
      <style:text-properties officeooo:rsid="008e969f"/>
    </style:style>
    <style:style style:name="T16" style:family="text">
      <style:text-properties officeooo:rsid="00913c86"/>
    </style:style>
    <style:style style:name="T17" style:family="text">
      <style:text-properties style:text-position="sub 58%"/>
    </style:style>
    <style:style style:name="T18" style:family="text">
      <style:text-properties officeooo:rsid="00917a80"/>
    </style:style>
    <style:style style:name="T19" style:family="text">
      <style:text-properties officeooo:rsid="00921969"/>
    </style:style>
    <style:style style:name="T20" style:family="text">
      <style:text-properties officeooo:rsid="00938763"/>
    </style:style>
    <style:style style:name="T21" style:family="text">
      <style:text-properties officeooo:rsid="009a3033"/>
    </style:style>
    <style:style style:name="T22" style:family="text">
      <style:text-properties officeooo:rsid="009fb26c"/>
    </style:style>
    <style:style style:name="T23" style:family="text">
      <style:text-properties style:font-name="OpenSymbol" officeooo:rsid="009fb26c"/>
    </style:style>
    <style:style style:name="T24" style:family="text">
      <style:text-properties officeooo:rsid="00a51084"/>
    </style:style>
    <style:style style:name="T25" style:family="text">
      <style:text-properties style:text-position="0% 100%"/>
    </style:style>
    <style:style style:name="T26" style:family="text">
      <style:text-properties officeooo:rsid="00a70d51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draw:ole-draw-aspect="1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Problèmes concrets</text:span><text:tab/><text:span text:style-name="T9">9</text:span>.<text:span text:style-name="T9">2</text:span></text:h>
      <text:p text:style-name="P1"/>
      <text:section text:style-name="Sect1" text:name="Section1">
        <text:list xml:id="list733246457" text:style-name="Exos">
          <text:list-item>
            <text:p text:style-name="P20"><text:span text:style-name="T10">Soit </text:span>ABCD un carré de coté 10 cm.<text:line-break/>M est un point de [AB]. La parallèle à (AD) passant par M coupe [AC] en I et [CD<text:span text:style-name="T11">]</text:span> en P. La parallèle à (AB) <text:span text:style-name="T11">passant par</text:span> I coupe [BC] en N et[AD] en Q. On pose AM <text:span text:style-name="T11">= </text:span><text:span text:style-name="T3">x</text:span><text:span text:style-name="T11">.</text:span></text:p>
            <text:list>
              <text:list-item>
                <text:p text:style-name="P6">A quel intervalle appartient la variable <text:span text:style-name="T2">x</text:span><text:span text:style-name="T12"> ?</text:span></text:p>
              </text:list-item>
              <text:list-item>
                <text:p text:style-name="P6">Quelle est la nature des quadrilatères AM<text:span text:style-name="T11">I</text:span>Q et INCP ?</text:p>
              </text:list-item>
              <text:list-item>
                <text:p text:style-name="P6"><text:span text:style-name="T11">Comment placer</text:span> M <text:span text:style-name="T11">pour </text:span>que <text:span text:style-name="T11">la somme des </text:span>aire<text:span text:style-name="T11">s</text:span> de <text:span text:style-name="T14">ces deux quadrilatères </text:span>soit inférieure à 58 cm<text:span text:style-name="T11">²</text:span> ? <text:span text:style-name="T14">(On pourra vérifier que : </text:span><text:span text:style-name="T14"><draw:frame draw:style-name="fr1" draw:name="Objet2" text:anchor-type="as-char" svg:y="-0.51cm" svg:width="5.764cm" svg:height="0.651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4">)</text:span></text:p>
              </text:list-item>
            </text:list>
          </text:list-item>
        </text:list>
        <text:p text:style-name="P2"/>
        <text:list xml:id="list210049727758812" text:continue-numbering="true" text:style-name="Exos">
          <text:list-item>
            <text:p text:style-name="Exos">Un cycliste part à la vitesse de <text:line-break/>30 km/h, puis <text:span text:style-name="T15">brusquement revient sur ses pas </text:span>à la vitesse de <text:span text:style-name="T2">x</text:span> km/h.</text:p>
            <text:list>
              <text:list-item>
                <text:p text:style-name="P6">Quelle est la vitesse moyenne du cycliste sur le trajet aller–retour, <text:span text:style-name="T15">si</text:span> la vitesse d<text:span text:style-name="T15">e</text:span> retour est <text:span text:style-name="T15">de </text:span>40 km/h ?</text:p>
              </text:list-item>
              <text:list-item>
                <text:p text:style-name="P9">Montrer que la vitesse moyenne du cycliste sur le trajet aller–retour est :<draw:frame draw:style-name="fr1" draw:name="Objet1" text:anchor-type="as-char" svg:y="-0.721cm" svg:width="2.755cm" svg:height="1.162cm" draw:z-index="1"><draw:object xlink:href="./Object 2" xlink:type="simple" xlink:show="embed" xlink:actuate="onLoad"/><draw:image xlink:href="./ObjectReplacements/Object 2" xlink:type="simple" xlink:show="embed" xlink:actuate="onLoad"/></draw:frame></text:p>
              </text:list-item>
              <text:list-item>
                <text:p text:style-name="P7">Pour quelle<text:span text:style-name="T15">s</text:span> valeurs de <text:span text:style-name="T2">x</text:span> la vitesse moyenne du cycliste sera supérieure à 40 km/h ?</text:p>
              </text:list-item>
              <text:list-item>
                <text:p text:style-name="P7">La vitesse moyenne du cycliste peut-elle dépasser 60 km/h ?</text:p>
              </text:list-item>
            </text:list>
          </text:list-item>
        </text:list>
        <text:p text:style-name="P3"/>
        <text:list xml:id="list210049275951183" text:continue-numbering="true" text:style-name="Exos">
          <text:list-item>
            <text:p text:style-name="P21">ABCD est un rectangle. S est un point de [DC]. On appelle A<text:span text:style-name="T17">1</text:span> l’aire du triangle ADS, A<text:span text:style-name="T17">2</text:span> l’aire d<text:span text:style-name="T24">u triangle</text:span> BCS et A<text:span text:style-name="T17">3</text:span> l’aire d<text:span text:style-name="T24">u triangle</text:span> ABS.</text:p>
          </text:list-item>
        </text:list>
        <text:p text:style-name="P15">Dans les <text:span text:style-name="T26">cas</text:span> ci-dessous, on cherche à chaque fois :</text:p>
        <text:list xml:id="list2743782839" text:style-name="tfPuce">
          <text:list-item>
            <text:p text:style-name="P16">les valeurs que <text:span text:style-name="T2">x</text:span> peut prendre</text:p>
          </text:list-item>
          <text:list-item>
            <text:p text:style-name="P16"><text:span text:style-name="T24">les valeurs de </text:span><text:span text:style-name="T7">x</text:span> pour lesquelles A<text:span text:style-name="T17">1</text:span><text:span text:style-name="T25"> </text:span>&lt; A<text:span text:style-name="T17">2 </text:span>&lt; A<text:span text:style-name="T17">3</text:span>.</text:p>
          </text:list-item>
        </text:list>
        <text:list xml:id="list210048753902654" text:continue-list="list210049275951183" text:style-name="Exos">
          <text:list-item>
            <text:list>
              <text:list-item>
                <text:p text:style-name="P8"><text:span text:style-name="T16">Cas où AB = 6 ; BC = 4 ; DS=</text:span><text:span text:style-name="T4">x</text:span></text:p>
              </text:list-item>
              <text:list-item>
                <text:p text:style-name="P8"><text:span text:style-name="T16">Cas où AB = 6 ; BC = </text:span><text:span text:style-name="T4">x</text:span><text:span text:style-name="T16"> ; DS=</text:span><text:span text:style-name="T13">2</text:span></text:p>
              </text:list-item>
              <text:list-item>
                <text:p text:style-name="P8"><text:span text:style-name="T13">Cas où AB = </text:span><text:span text:style-name="T4">x</text:span><text:span text:style-name="T13">+4 ; BC = </text:span><text:span text:style-name="T4">x</text:span><text:span text:style-name="T13"> ; DS=</text:span><text:span text:style-name="T4">x</text:span></text:p>
              </text:list-item>
            </text:list>
          </text:list-item>
        </text:list>
        <text:p text:style-name="P10"/>
        <text:list xml:id="list210049058054209" text:continue-numbering="true" text:style-name="Exos">
          <text:list-item>
            <text:p text:style-name="P23"><text:span text:style-name="T22">On veut peindre un drapeau de Savoie de 8m </text:span><text:span text:style-name="T23">×</text:span> <text:span text:style-name="T22">6m sur un grand mur. Ce drapeau est traversé d’une croix blanche sur fond rouge. On voudrait que la surface de la croix soit plus petite que la surface du fond.</text:span></text:p>
            <text:list>
              <text:list-item>
                <text:p text:style-name="P22">On <text:span text:style-name="T22">note </text:span><text:span text:style-name="T8">x</text:span><text:span text:style-name="T22"> la largeur de la croix. </text:span>Montrer que l’on cherche à résoudre : <draw:frame draw:style-name="fr2" draw:name="Objet5" text:anchor-type="as-char" svg:y="-0.51cm" svg:width="3.327cm" svg:height="0.616cm" draw:z-index="4"><draw:object xlink:href="./Object 5" xlink:type="simple" xlink:show="embed" xlink:actuate="onLoad"/><draw:image xlink:href="./ObjectReplacements/Object 5" xlink:type="simple" xlink:show="embed" xlink:actuate="onLoad"/></draw:frame></text:p>
              </text:list-item>
              <text:list-item>
                <text:p text:style-name="P22">Vérifier que : <draw:frame draw:style-name="fr2" draw:name="Objet6" text:anchor-type="as-char" svg:y="-0.51cm" svg:width="6.029cm" svg:height="0.651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item>
              <text:list-item>
                <text:p text:style-name="P19"><text:span text:style-name="T22">Quelles sont les largeurs possibles pour cette croix ?</text:span></text:p>
              </text:list-item>
            </text:list>
          </text:list-item>
        </text:list>
        <text:p text:style-name="P14"/>
        <text:list xml:id="list210048707195468" text:continue-numbering="true" text:style-name="Exos">
          <text:list-item>
            <text:p text:style-name="P18">Un ma<text:span text:style-name="T18">î</text:span>tre nageur <text:span text:style-name="T18">utilise </text:span>un cordon flottant de <text:span text:style-name="T18">400</text:span> m<text:span text:style-name="T18">è</text:span>tres de long pour d<text:span text:style-name="T18">é</text:span>limiter <text:span text:style-name="T18">trois côtés d’</text:span>un rectangle <text:span text:style-name="T18">de </text:span>baignade. <text:span text:style-name="T20">Le dernier côté de longueur </text:span><text:span text:style-name="T5">x</text:span><text:span text:style-name="T18"> est formé par le rivage</text:span>.</text:p>
            <text:list>
              <text:list-item>
                <text:p text:style-name="P11">Quelles valeur<text:span text:style-name="T19">s</text:span> <text:span text:style-name="T2">x</text:span> peut-il prendre ?</text:p>
              </text:list-item>
              <text:list-item>
                <text:p text:style-name="P12">Pour des raisons de sécurité, le maître nageur souhaite que l<text:span text:style-name="T20">a</text:span> zone de baignade <text:span text:style-name="T20">soit comprise entre 15 000 m² et 20 000 m². Quelles valeurs peut-il donner à </text:span><text:span text:style-name="T6">x</text:span><text:span text:style-name="T20"> ?<text:line-break/>(Conseil, développez </text:span><text:span text:style-name="T20"><draw:frame draw:style-name="fr1" draw:name="Objet3" text:anchor-type="as-char" svg:y="-0.45cm" svg:width="3.84cm" svg:height="0.589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0">)</text:span></text:p>
              </text:list-item>
            </text:list>
          </text:list-item>
        </text:list>
        <text:p text:style-name="P4"/>
        <text:list xml:id="list210048351149221" text:continue-numbering="true" text:style-name="Exos">
          <text:list-item>
            <text:p text:style-name="Exos">Les profs de physique vous le confirmeront, notre masse (en Kg) est constante mais notre poids (la force qui nous attire vers le centre de la terre <text:span text:style-name="T21">et qui s’exprime</text:span> en N<text:span text:style-name="T21">ewton</text:span>) varie en fonction de l’altitude.</text:p>
          </text:list-item>
        </text:list>
        <text:p text:style-name="P5">Le poids <text:span text:style-name="T2">p</text:span> (Newton) d’un astronaute de masse <text:span text:style-name="T2">m</text:span> (Kg) situé à une altitude <text:span text:style-name="T2">h</text:span> (km) au dessus du niveau de la mer peut se calculer avec la formule suivante :<draw:frame draw:style-name="fr1" draw:name="Objet4" text:anchor-type="as-char" svg:y="-0.792cm" svg:width="3.574cm" svg:height="1.358cm" draw:z-index="3"><draw:object xlink:href="./Object 4" xlink:type="simple" xlink:show="embed" xlink:actuate="onLoad"/><draw:image xlink:href="./ObjectReplacements/Object 4" xlink:type="simple" xlink:show="embed" xlink:actuate="onLoad"/></draw:frame></text:p>
        <text:list xml:id="list210049701305499" text:continue-numbering="true" text:style-name="Exos">
          <text:list-item>
            <text:list>
              <text:list-item>
                <text:p text:style-name="P13">Combien de Newton pèse un astronaute de 70 Kg avant de quitter la terre ?</text:p>
              </text:list-item>
              <text:list-item>
                <text:p text:style-name="P13">A quelle altitude doit-il se trouver pour ne plus peser que 10 Newton ?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Times New Roman1" svg:font-family="'Times New Roman'" style:font-adornments="Normal" style:font-family-generic="roman"/>
    <style:font-face style:name="OpenSymbol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.101cm" loext:contextual-spacing="false"/>
      <style:text-properties fo:font-size="12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Fontanet</meta:initial-creator>
    <meta:creation-date>2006-04-06T23:12:00</meta:creation-date>
    <dc:date>2019-05-03T21:00:46.818000000</dc:date>
    <meta:print-date>2014-01-24T22:58:46.177000000</meta:print-date>
    <dc:language>fr-FR</dc:language>
    <meta:editing-cycles>186</meta:editing-cycles>
    <meta:editing-duration>PT20H1M26S</meta:editing-duration>
    <meta:document-statistic meta:table-count="0" meta:image-count="0" meta:object-count="6" meta:page-count="1" meta:paragraph-count="28" meta:word-count="542" meta:character-count="2553" meta:non-whitespace-character-count="206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sup>
          <mi>x</mi>
          <mn>2</mn>
        </msup>
        <mo stretchy="false">−</mo>
        <mn>10</mn>
      </mrow>
      <mrow>
        <mrow>
          <mi>x</mi>
          <mo stretchy="false">+</mo>
          <mn>21</mn>
        </mrow>
        <mo stretchy="false">=</mo>
        <mrow>
          <mo fence="true" stretchy="false">(</mo>
          <mrow>
            <mrow>
              <mi>x</mi>
              <mo stretchy="false">−</mo>
              <mn>7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3</mn>
          </mrow>
        </mrow>
        <mo fence="true" stretchy="false">)</mo>
      </mrow>
    </mrow>
    <annotation encoding="StarMath 5.0">x^{2} - {10}x + {21} = (x - {7})(x - {3})</annotation>
  </semantics>
</math>
</file>

<file path=Object 2/content.xml><?xml version="1.0" encoding="utf-8"?>
<math xmlns="http://www.w3.org/1998/Math/MathML" display="block">
  <semantics>
    <mrow>
      <mi>v</mi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n>60</mn>
            <mi>x</mi>
          </mrow>
          <mrow>
            <mi>x</mi>
            <mo stretchy="false">+</mo>
            <mn>30</mn>
          </mrow>
        </mfrac>
      </mrow>
    </mrow>
    <annotation encoding="StarMath 5.0">v(x) ={{60}x}over{x+{30}}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i>x</mi>
            <mo stretchy="false">−</mo>
            <mn>100</mn>
          </mrow>
        </mrow>
        <mo fence="true" stretchy="false">)</mo>
      </mrow>
      <mrow>
        <mo fence="true" stretchy="false">(</mo>
        <mrow>
          <mrow>
            <mi>x</mi>
            <mo stretchy="false">−</mo>
            <mn>300</mn>
          </mrow>
        </mrow>
        <mo fence="true" stretchy="false">)</mo>
      </mrow>
    </mrow>
    <annotation encoding="StarMath 5.0">(x-{100})(x-{300})</annotation>
  </semantics>
</math>
</file>

<file path=Object 4/content.xml><?xml version="1.0" encoding="utf-8"?>
<math xmlns="http://www.w3.org/1998/Math/MathML" display="block">
  <semantics>
    <mrow>
      <mrow>
        <mi>p</mi>
        <mo stretchy="false">≈</mo>
        <mi>m</mi>
      </mrow>
      <mfrac>
        <mrow>
          <mn>40</mn>
          <mo stretchy="false">×</mo>
          <msup>
            <mn>10</mn>
            <mn>7</mn>
          </msup>
        </mrow>
        <msup>
          <mrow>
            <mo fence="true" stretchy="false">(</mo>
            <mrow>
              <mrow>
                <mn>6400</mn>
                <mo stretchy="false">+</mo>
                <mi>h</mi>
              </mrow>
            </mrow>
            <mo fence="true" stretchy="false">)</mo>
          </mrow>
          <mn>2</mn>
        </msup>
      </mfrac>
    </mrow>
    <annotation encoding="StarMath 5.0">p approx m {{40} times {10}^{7}}over{({6400}+h)^{2}}</annotation>
  </semantics>
</math>
</file>

<file path=Object 5/content.xml><?xml version="1.0" encoding="utf-8"?>
<math xmlns="http://www.w3.org/1998/Math/MathML" display="block">
  <semantics>
    <mrow>
      <mrow>
        <msup>
          <mi>x</mi>
          <mn>2</mn>
        </msup>
        <mo stretchy="false">−</mo>
        <mn>14</mn>
      </mrow>
      <mrow>
        <mrow>
          <mi>x</mi>
          <mo stretchy="false">+</mo>
          <mn>24</mn>
        </mrow>
        <mo stretchy="false">&gt;</mo>
        <mn>0</mn>
      </mrow>
    </mrow>
    <annotation encoding="StarMath 5.0">x^{2}-{14}x+{24}&gt;{0}</annotation>
  </semantics>
</math>
</file>

<file path=Object 6/content.xml><?xml version="1.0" encoding="utf-8"?>
<math xmlns="http://www.w3.org/1998/Math/MathML" display="block">
  <semantics>
    <mrow>
      <mrow>
        <msup>
          <mi>x</mi>
          <mn>2</mn>
        </msup>
        <mo stretchy="false">−</mo>
        <mn>14</mn>
      </mrow>
      <mrow>
        <mrow>
          <mi>x</mi>
          <mo stretchy="false">+</mo>
          <mn>24</mn>
        </mrow>
        <mo stretchy="false">=</mo>
        <mrow>
          <mo fence="true" stretchy="false">(</mo>
          <mrow>
            <mrow>
              <mi>x</mi>
              <mo stretchy="false">−</mo>
              <mn>2</mn>
            </mrow>
          </mrow>
          <mo fence="true" stretchy="false">)</mo>
        </mrow>
      </mrow>
      <mrow>
        <mo fence="true" stretchy="false">(</mo>
        <mrow>
          <mrow>
            <mi>x</mi>
            <mo stretchy="false">−</mo>
            <mn>12</mn>
          </mrow>
        </mrow>
        <mo fence="true" stretchy="false">)</mo>
      </mrow>
    </mrow>
    <annotation encoding="StarMath 5.0">x^{2}-{14}x+{24}=(x-2)( x-12 )</annotation>
  </semantics>
</math>
</file>